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ubtitle">
      <style:text-properties officeooo:rsid="0012f20f" officeooo:paragraph-rsid="0012f20f"/>
    </style:style>
    <style:style style:name="P2" style:family="paragraph" style:parent-style-name="Text_20_body">
      <style:text-properties officeooo:rsid="00181597" officeooo:paragraph-rsid="00181597"/>
    </style:style>
    <style:style style:name="P3" style:family="paragraph" style:parent-style-name="Text_20_body">
      <style:text-properties officeooo:rsid="0012f20f" officeooo:paragraph-rsid="0012f20f"/>
    </style:style>
    <style:style style:name="P4" style:family="paragraph" style:parent-style-name="Text_20_body">
      <style:text-properties officeooo:rsid="001a00b9" officeooo:paragraph-rsid="001a00b9"/>
    </style:style>
    <style:style style:name="P5" style:family="paragraph" style:parent-style-name="Text_20_body">
      <style:text-properties officeooo:rsid="001a3d4c" officeooo:paragraph-rsid="001a3d4c"/>
    </style:style>
    <style:style style:name="P6" style:family="paragraph" style:parent-style-name="Text_20_body">
      <style:text-properties officeooo:rsid="001ba48f" officeooo:paragraph-rsid="001ba48f"/>
    </style:style>
    <style:style style:name="P7" style:family="paragraph" style:parent-style-name="Text_20_body">
      <style:text-properties officeooo:rsid="001cff46"/>
    </style:style>
    <style:style style:name="P8" style:family="paragraph" style:parent-style-name="Text_20_body">
      <style:text-properties officeooo:rsid="001fb03a" officeooo:paragraph-rsid="001fb03a"/>
    </style:style>
    <style:style style:name="P9" style:family="paragraph" style:parent-style-name="Text_20_body">
      <style:text-properties officeooo:paragraph-rsid="001fb03a"/>
    </style:style>
    <style:style style:name="P10" style:family="paragraph" style:parent-style-name="Text_20_body">
      <style:paragraph-properties style:writing-mode="lr-tb"/>
      <style:text-properties officeooo:rsid="0016227e" officeooo:paragraph-rsid="0016227e"/>
    </style:style>
    <style:style style:name="P11" style:family="paragraph" style:parent-style-name="Standard">
      <style:text-properties fo:color="#ffffff" style:font-name="Consolas" fo:font-size="10.5pt" fo:font-weight="normal" fo:background-color="#002451"/>
    </style:style>
    <style:style style:name="P12" style:family="paragraph" style:parent-style-name="Text_20_body" style:list-style-name="L1">
      <style:text-properties officeooo:rsid="001a3d4c" officeooo:paragraph-rsid="001a3d4c"/>
    </style:style>
    <style:style style:name="P13" style:family="paragraph" style:parent-style-name="Text_20_body" style:list-style-name="L2">
      <style:text-properties officeooo:rsid="001df3b5" officeooo:paragraph-rsid="001df3b5"/>
    </style:style>
    <style:style style:name="P14" style:family="paragraph" style:parent-style-name="Text_20_body">
      <style:text-properties officeooo:rsid="00200fed" officeooo:paragraph-rsid="00200fed"/>
    </style:style>
    <style:style style:name="P15" style:family="paragraph" style:parent-style-name="Text_20_body">
      <style:text-properties officeooo:rsid="00202ed4" officeooo:paragraph-rsid="00202ed4"/>
    </style:style>
    <style:style style:name="P16" style:family="paragraph" style:parent-style-name="Text_20_body" style:list-style-name="">
      <style:text-properties officeooo:rsid="00216d4d" officeooo:paragraph-rsid="00216d4d"/>
    </style:style>
    <style:style style:name="P17" style:family="paragraph" style:parent-style-name="Heading_20_1" style:list-style-name="">
      <style:text-properties officeooo:rsid="00216d4d" officeooo:paragraph-rsid="00216d4d"/>
    </style:style>
    <style:style style:name="P18" style:family="paragraph" style:parent-style-name="Heading_20_1">
      <style:paragraph-properties fo:break-before="page"/>
    </style:style>
    <style:style style:name="P19" style:family="paragraph" style:parent-style-name="Heading_20_2">
      <style:text-properties officeooo:rsid="00200fed" officeooo:paragraph-rsid="00200fed"/>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Heading_20_3">
      <style:text-properties officeooo:rsid="00200fed" officeooo:paragraph-rsid="00200fed"/>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4">
      <style:paragraph-properties>
        <style:tab-stops>
          <style:tab-stop style:position="15.503cm" style:type="right" style:leader-style="dotted" style:leader-text="."/>
        </style:tab-stops>
      </style:paragraph-properties>
    </style:style>
    <style:style style:name="P25"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officeooo:rsid="0014b6a5"/>
    </style:style>
    <style:style style:name="T2" style:family="text">
      <style:text-properties officeooo:rsid="001a3d4c"/>
    </style:style>
    <style:style style:name="T3" style:family="text">
      <style:text-properties fo:color="#ebbbff"/>
    </style:style>
    <style:style style:name="T4" style:family="text">
      <style:text-properties fo:color="#bbdaff"/>
    </style:style>
    <style:style style:name="T5" style:family="text">
      <style:text-properties fo:color="#ff9da4"/>
    </style:style>
    <style:style style:name="T6" style:family="text">
      <style:text-properties officeooo:rsid="00202ed4"/>
    </style:style>
    <style:style style:name="T7" style:family="text">
      <style:text-properties officeooo:rsid="00216d4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ntwicklungsdokumentation</text:p>
      <text:p text:style-name="P1"><text:span text:style-name="T1">Meereen</text:span> V1.0</text:p>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0"><text:a xlink:type="simple" xlink:href="#__RefHeading___Toc458_3432950540" text:style-name="Index_20_Link" text:visited-style-name="Index_20_Link">Schematisches Schaubild<text:tab/>1</text:a></text:p>
          <text:p text:style-name="P20"><text:a xlink:type="simple" xlink:href="#__RefHeading___Toc564_3432950540" text:style-name="Index_20_Link" text:visited-style-name="Index_20_Link">Backend<text:tab/>2</text:a></text:p>
          <text:p text:style-name="P21"><text:a xlink:type="simple" xlink:href="#__RefHeading___Toc566_3432950540" text:style-name="Index_20_Link" text:visited-style-name="Index_20_Link">NginX<text:tab/>2</text:a></text:p>
          <text:p text:style-name="P23"><text:a xlink:type="simple" xlink:href="#__RefHeading___Toc569_3432950540" text:style-name="Index_20_Link" text:visited-style-name="Index_20_Link">MCH Methoden<text:tab/>2</text:a></text:p>
          <text:p text:style-name="P24"><text:a xlink:type="simple" xlink:href="#__RefHeading___Toc571_3432950540" text:style-name="Index_20_Link" text:visited-style-name="Index_20_Link">BookMessage<text:tab/>2</text:a></text:p>
          <text:p text:style-name="P25"><text:a xlink:type="simple" xlink:href="#__RefHeading___Toc573_3432950540" text:style-name="Index_20_Link" text:visited-style-name="Index_20_Link">Deklaration<text:tab/>2</text:a></text:p>
          <text:p text:style-name="P25"><text:a xlink:type="simple" xlink:href="#__RefHeading___Toc575_3432950540" text:style-name="Index_20_Link" text:visited-style-name="Index_20_Link">Funktionsablauf<text:tab/>2</text:a></text:p>
          <text:p text:style-name="P24"><text:a xlink:type="simple" xlink:href="#__RefHeading___Toc577_3432950540" text:style-name="Index_20_Link" text:visited-style-name="Index_20_Link">GetRavenResponse<text:tab/>2</text:a></text:p>
          <text:p text:style-name="P25"><text:a xlink:type="simple" xlink:href="#__RefHeading___Toc579_3432950540" text:style-name="Index_20_Link" text:visited-style-name="Index_20_Link">Deklaration<text:tab/>2</text:a></text:p>
          <text:p text:style-name="P25"><text:a xlink:type="simple" xlink:href="#__RefHeading___Toc581_3432950540" text:style-name="Index_20_Link" text:visited-style-name="Index_20_Link">Funktionsablauf<text:tab/>3</text:a></text:p>
          <text:p text:style-name="P21"><text:a xlink:type="simple" xlink:href="#__RefHeading___Toc156_3011450834" text:style-name="Index_20_Link" text:visited-style-name="Index_20_Link">Pipelines<text:tab/>3</text:a></text:p>
          <text:p text:style-name="P23"><text:a xlink:type="simple" xlink:href="#__RefHeading___Toc158_3011450834" text:style-name="Index_20_Link" text:visited-style-name="Index_20_Link">Calculation-Pipeline (CP)<text:tab/>3</text:a></text:p>
          <text:p text:style-name="P23"><text:a xlink:type="simple" xlink:href="#__RefHeading___Toc160_3011450834" text:style-name="Index_20_Link" text:visited-style-name="Index_20_Link">Execution-Pipeline (EP)<text:tab/>3</text:a></text:p>
          <text:p text:style-name="P21"><text:a xlink:type="simple" xlink:href="#__RefHeading___Toc162_3011450834" text:style-name="Index_20_Link" text:visited-style-name="Index_20_Link">Datenbank<text:tab/>3</text:a></text:p>
        </text:index-body>
      </text:table-of-content>
      <text:h text:style-name="P17" text:outline-level="1"><text:bookmark-start text:name="__RefHeading___Toc458_3432950540"/>Schematisches Schaubild<text:bookmark-end text:name="__RefHeading___Toc458_3432950540"/></text:h>
      <text:p text:style-name="P16">TODO: muss hier noch eingefügt werden</text:p>
      <text:p text:style-name="P16"/>
      <text:h text:style-name="P18" text:outline-level="1"><text:bookmark-start text:name="__RefHeading___Toc564_3432950540"/>Backend<text:bookmark-end text:name="__RefHeading___Toc564_3432950540"/></text:h>
      <text:p text:style-name="P10">Auf einem RPI, auf welchem mal ein OMV lief, wird ein Raspbian „Jessie“ lite installiert, alle weiteren Komponenten wurden manuell nachinstalliert, um NAS-Funktionalität wieder herzustellen (Samba, etc. siehe <text:a xlink:type="simple" xlink:href="https://docs.google.com/document/d/11d7Et3NgrPlkskF2NsqVUnVmgmPHKmJMZd6Zam8aot0/edit?usp=sharing" text:style-name="Internet_20_link" text:visited-style-name="Visited_20_Internet_20_Link">dieses Dokument</text:a>).</text:p>
      <text:h text:style-name="Heading_20_2" text:outline-level="2"><text:bookmark-start text:name="__RefHeading___Toc566_3432950540"/>NginX<text:bookmark-end text:name="__RefHeading___Toc566_3432950540"/></text:h>
      <text:p text:style-name="P2">Webserver, welcher zentraler Kommunikationspunkt (ff. Meereen.Communication.Hub bzw. Comm.Hub, CH, MCH) ist, dieser bedient einen Webservice, dessen Methoden mittels WSDL (siehe GitHub) beschrieben ist. Welche im Detail folgende sind:</text:p>
      <text:h text:style-name="Heading_20_3" text:outline-level="3"><text:bookmark-start text:name="__RefHeading___Toc569_3432950540"/>MCH Methoden<text:bookmark-end text:name="__RefHeading___Toc569_3432950540"/></text:h>
      <text:p text:style-name="P4">Die Methoden werden mittels Skriptsprache PHP realisiert, <text:span text:style-name="T2">später kann man über eine Implementierung mit .NET bzw. Mono nachdenken.</text:span></text:p>
      <text:h text:style-name="Heading_20_4" text:outline-level="4"><text:bookmark-start text:name="__RefHeading___Toc571_3432950540"/>BookMessage<text:bookmark-end text:name="__RefHeading___Toc571_3432950540"/></text:h>
      <text:p text:style-name="P6">Bucht eine Nachricht vom Mandanten und startet die Execution-Pipeline, welche die Nachricht prüft und entsprechende Aktionen veranlasst (wirklich physikalisch werden die ja vom Mandanten durchgeführt).</text:p>
      <text:h text:style-name="Heading_20_5" text:outline-level="5"><text:bookmark-start text:name="__RefHeading___Toc573_3432950540"/>Deklaration<text:bookmark-end text:name="__RefHeading___Toc573_3432950540"/></text:h>
      <text:p text:style-name="P11"><text:span text:style-name="T3">function</text:span> <text:span text:style-name="T4">bookMsg</text:span>( <text:span text:style-name="T5">$message_from_raven</text:span>)</text:p>
      <text:h text:style-name="Heading_20_5" text:outline-level="5"><text:bookmark-start text:name="__RefHeading___Toc575_3432950540"/>Funktionsablauf<text:bookmark-end text:name="__RefHeading___Toc575_3432950540"/></text:h>
      <text:p text:style-name="P5">Erhält eine Nachricht (ff. Rabe bzw. Raven) von einem Mandanten mit Sensorinformationen als XML.</text:p>
      <text:list xml:id="list623615983" text:style-name="L1">
        <text:list-item>
          <text:p text:style-name="P12">Validiert das XML gegen ein Schema</text:p>
        </text:list-item>
        <text:list-item>
          <text:p text:style-name="P12">Speichert den Raben in der Datenbank für eine spätere Verwendung</text:p>
        </text:list-item>
        <text:list-item>
          <text:p text:style-name="P12">Die Datenbank liefert eine ID (ravenID) zurück mit welcher diese Nachricht wieder gelesen werden kann</text:p>
        </text:list-item>
        <text:list-item>
          <text:p text:style-name="P12">Die ravenID wird in eine „Message Queue“ (System V Interprocess Communication) geschrieben, diese wird von der Execution Pipeline gelesen</text:p>
        </text:list-item>
        <text:list-item>
          <text:p text:style-name="P12">Die Exection-Pipeline wird (asynchron) gestartet</text:p>
        </text:list-item>
        <text:list-item>
          <text:p text:style-name="P12">Liefert die ravenID an Mandanten zurück</text:p>
        </text:list-item>
      </text:list>
      <text:h text:style-name="Heading_20_4" text:outline-level="4"><text:bookmark-start text:name="__RefHeading___Toc577_3432950540"/>GetRavenResponse<text:bookmark-end text:name="__RefHeading___Toc577_3432950540"/></text:h>
      <text:p text:style-name="P7">Liefert das Ergebnis der Execution-Pipeline zu einem Raben zurück.</text:p>
      <text:h text:style-name="Heading_20_5" text:outline-level="5"><text:bookmark-start text:name="__RefHeading___Toc579_3432950540"/>Deklaration<text:bookmark-end text:name="__RefHeading___Toc579_3432950540"/></text:h>
      <text:p text:style-name="P11"><text:span text:style-name="T3">function</text:span> <text:span text:style-name="T4">getRavenResponse</text:span>(<text:span text:style-name="T5">$ravenID</text:span>)</text:p>
      <text:h text:style-name="Heading_20_5" text:outline-level="5"><text:bookmark-start text:name="__RefHeading___Toc581_3432950540"/><text:soft-page-break/>Funktionsablauf<text:bookmark-end text:name="__RefHeading___Toc581_3432950540"/></text:h>
      <text:list xml:id="list3092974924" text:style-name="L2">
        <text:list-item>
          <text:p text:style-name="P13">Holt die Nachricht zur ravenID aus der Datenbank (sofern vorhanden – diese wird von der Execution-Pipeline geschrieben, möglicherweise ist die aber noch gar nicht fertig abgearbeitet)</text:p>
        </text:list-item>
        <text:list-item>
          <text:p text:style-name="P13">Liefert die Nachricht zurück – oder eben einen Fehler, wenn es keine gibt.</text:p>
        </text:list-item>
      </text:list>
      <text:h text:style-name="P19" text:outline-level="2"><text:bookmark-start text:name="__RefHeading___Toc156_3011450834"/>Pipelines<text:bookmark-end text:name="__RefHeading___Toc156_3011450834"/></text:h>
      <text:p text:style-name="P14">Es gibt zwei Pipelines, welche das Kernstück dieses Systems darstellen. Diese werden sequentiell durchlaufen.</text:p>
      <text:h text:style-name="P22" text:outline-level="3"><text:bookmark-start text:name="__RefHeading___Toc158_3011450834"/>Calculation-Pipeline <text:span text:style-name="T6">(CP)</text:span><text:bookmark-end text:name="__RefHeading___Toc158_3011450834"/></text:h>
      <text:p text:style-name="P15">In der CP können eingehende Rohwerte (bspw. aus Analogwerten wie Temperatur- oder Drucksensoren) nachberechnet werden. Dies geschieht mehrstufig in Schritten, welche in der Datenbank für jeden Mandanten konfiguriert werden müssen. Beispielsweise stehen da Operanden und Operatoren, die eingehenden Werte werden mit dem ersten Operand und Operator verknüpft, danach mit dem 2., n., usw.</text:p>
      <text:h text:style-name="Heading_20_3" text:outline-level="3"><text:bookmark-start text:name="__RefHeading___Toc160_3011450834"/>Execution-Pipeline <text:span text:style-name="T7">(EP)</text:span><text:bookmark-end text:name="__RefHeading___Toc160_3011450834"/></text:h>
      <text:p text:style-name="P8">Hierüber bin ich mir noch selbst nicht ganz im Klaren. Jedenfalls ist dies Meereens Kernstück.</text:p>
      <text:h text:style-name="Heading_20_2" text:outline-level="2"><text:bookmark-start text:name="__RefHeading___Toc162_3011450834"/>Datenbank<text:bookmark-end text:name="__RefHeading___Toc162_3011450834"/></text:h>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9:32.037000000</meta:creation-date>
    <dc:date>2017-03-31T15:37:22.989000000</dc:date>
    <meta:editing-duration>PT2H21M56S</meta:editing-duration>
    <meta:editing-cycles>11</meta:editing-cycles>
    <meta:generator>LibreOffice/5.3.0.3$Windows_x86 LibreOffice_project/7074905676c47b82bbcfbea1aeefc84afe1c50e1</meta:generator>
    <meta:document-statistic meta:table-count="0" meta:image-count="0" meta:object-count="0" meta:page-count="3" meta:paragraph-count="51" meta:word-count="377" meta:character-count="2814" meta:non-whitespace-character-count="2494"/>
  </office:meta>
</office:document-meta>
</file>